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1.4cm" svg:x="1.8cm" svg:y="2.2cm">
          <text:p text:style-name="P1">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4cm" svg:x="6cm" svg:y="2.2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4cm" svg:x="10.2cm" svg:y="2.2cm">
          <text:p text:style-name="P1">crea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4cm" svg:x="14.4cm" svg:y="2.2cm">
          <text:p text:style-name="P1">creation<text:line-break/>timestam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4cm" svg:x="1.8cm" svg:y="3.6cm">
          <text:p text:style-name="P1">modif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4cm" svg:x="6cm" svg:y="3.6cm">
          <text:p text:style-name="P1">update</text:p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4cm" svg:x="10.2cm" svg:y="3.6cm">
          <text:p text:style-name="P1">file ty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4cm" svg:x="14.4cm" svg:y="3.6cm">
          <text:p text:style-name="P1">siz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9T10:20:24.14</meta:creation-date>
    <dc:date>2013-07-29T11:25:26.86</dc:date>
    <meta:editing-duration>PT19M38S</meta:editing-duration>
    <meta:editing-cycles>1</meta:editing-cycles>
    <meta:document-statistic meta:object-count="8"/>
    <meta:generator>LibreOffice/4.0.2.2$Windows_x86 LibreOffice_project/4c82dcdd6efcd48b1d8bba66bfe1989deee49c3</meta:generator>
  </office:meta>
</office:document-meta>
</file>